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0.13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147cm" fo:min-width="0.13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76cm" fo:min-width="0.04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0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ring" draw:modifiers="803.3593281343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635cm" svg:height="2.032cm" svg:x="1.197cm" svg:y="1.8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1.13cm" svg:y="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2.032cm" svg:x="1.197cm" svg:y="1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2.032cm" svg:x="2.213cm" svg:y="1.8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397cm" svg:x="3.23cm" svg:y="2.4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1.016cm" draw:transform="rotate (1.5707963267949) translate (2.848cm 2.486cm)">
          <text:p/>
          <draw:enhanced-geometry svg:viewBox="0 0 21600 21600" draw:glue-points="10800 0 0 10800 10800 21600 21600 10800" draw:text-areas="0 3100 18500 18500" draw:mirror-vertical="false" draw:type="flowchart-delay" draw:enhanced-path="M 10800 0 X 21600 10800 10800 21600 L 0 21600 0 0 Z N"/>
        </draw:custom-shape>
        <draw:custom-shape draw:style-name="gr6" draw:text-style-name="P1" draw:layer="layout" svg:width="0.381cm" svg:height="0.381cm" draw:transform="rotate (-1.5707963267949) translate (3.229cm 2.23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43:23.529000000</dc:date>
    <meta:editing-duration>PT21M1S</meta:editing-duration>
    <meta:editing-cycles>5</meta:editing-cycles>
    <meta:document-statistic meta:object-count="8"/>
  </office:meta>
</office:document-meta>
</file>